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8bc" officeooo:paragraph-rsid="001ee8bc"/>
    </style:style>
    <style:style style:name="P2" style:family="paragraph" style:parent-style-name="Standard">
      <style:text-properties officeooo:rsid="001faf7c" officeooo:paragraph-rsid="001faf7c"/>
    </style:style>
    <style:style style:name="P3" style:family="paragraph" style:parent-style-name="Standard">
      <style:text-properties officeooo:rsid="001faf7c" officeooo:paragraph-rsid="00206aab"/>
    </style:style>
    <style:style style:name="P4" style:family="paragraph" style:parent-style-name="Preformatted_20_Text">
      <style:text-properties officeooo:rsid="001faf7c" officeooo:paragraph-rsid="001faf7c"/>
    </style:style>
    <style:style style:name="P5" style:family="paragraph" style:parent-style-name="Preformatted_20_Text">
      <style:text-properties officeooo:rsid="001faf7c" officeooo:paragraph-rsid="00206aab"/>
    </style:style>
    <style:style style:name="P6" style:family="paragraph" style:parent-style-name="Preformatted_20_Text">
      <style:text-properties officeooo:rsid="001faf7c" officeooo:paragraph-rsid="00215c68"/>
    </style:style>
    <style:style style:name="P7" style:family="paragraph" style:parent-style-name="Standard">
      <style:text-properties officeooo:rsid="002338d0" officeooo:paragraph-rsid="002338d0"/>
    </style:style>
    <style:style style:name="P8" style:family="paragraph" style:parent-style-name="Preformatted_20_Text">
      <style:text-properties officeooo:rsid="001faf7c" officeooo:paragraph-rsid="001faf7c"/>
    </style:style>
    <style:style style:name="P9" style:family="paragraph" style:parent-style-name="Preformatted_20_Text">
      <style:text-properties officeooo:rsid="001faf7c" officeooo:paragraph-rsid="002338d0"/>
    </style:style>
    <style:style style:name="P10" style:family="paragraph" style:parent-style-name="Preformatted_20_Text">
      <style:text-properties officeooo:rsid="001faf7c" officeooo:paragraph-rsid="0024e6dc"/>
    </style:style>
    <style:style style:name="P11" style:family="paragraph" style:parent-style-name="Preformatted_20_Text">
      <style:text-properties officeooo:rsid="002338d0" officeooo:paragraph-rsid="002338d0"/>
    </style:style>
    <style:style style:name="T1" style:family="text">
      <style:text-properties officeooo:rsid="00206aab"/>
    </style:style>
    <style:style style:name="T2" style:family="text">
      <style:text-properties officeooo:rsid="00215c68"/>
    </style:style>
    <style:style style:name="T3" style:family="text">
      <style:text-properties officeooo:rsid="002338d0"/>
    </style:style>
    <style:style style:name="T4" style:family="text">
      <style:text-properties officeooo:rsid="0024e6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WDS</text:p>
      <text:p text:style-name="P1"/>
      <text:p text:style-name="P1">EC2 console </text:p>
      <text:p text:style-name="P1"/>
      <text:p text:style-name="P1"><text:tab/>ssh -i CAPSTONE.pem <text:a xlink:type="simple" xlink:href="mailto:ubuntu@public_dns_name" text:style-name="Internet_20_link" text:visited-style-name="Visited_20_Internet_20_Link">ubuntu@public_dns_name</text:a></text:p>
      <text:p text:style-name="P1"/>
      <text:p text:style-name="P7">sql pass: pass</text:p>
      <text:p text:style-name="P7">sudo mysql #to get in</text:p>
      <text:p text:style-name="P11"><text:span text:style-name="Source_20_Text">SELECT user,authentication_string,plugin,host FROM mysql.user;</text:span></text:p>
      <text:p text:style-name="P7"/>
      <text:p text:style-name="P1"/>
      <text:p text:style-name="P2">commands for download:</text:p>
      <text:p text:style-name="P2"/>
      <text:p text:style-name="P2">sudo apt update</text:p>
      <text:p text:style-name="P2">sudo apt-get upgrade</text:p>
      <text:p text:style-name="P4"><text:span text:style-name="Source_20_Text">sudo apt install python3-dev python3-pip</text:span></text:p>
      <text:p text:style-name="P4"><text:span text:style-name="Source_20_Text">sudo pip3 install -U virtualenv</text:span></text:p>
      <text:p text:style-name="P4">virtualenv --system-site-packages -p python3 <text:span text:style-name="Variable">./venv</text:span></text:p>
      <text:p text:style-name="P4">source <text:span text:style-name="Variable">./venv</text:span>/bin/activate  # sh, bash, ksh, or zsh</text:p>
      <text:p text:style-name="P4"><text:span text:style-name="Source_20_Text">pip install --upgrade pip</text:span></text:p>
      <text:p text:style-name="P2"><text:span text:style-name="Source_20_Text">pip install opencv-python</text:span></text:p>
      <text:p text:style-name="P2"><text:span text:style-name="Source_20_Text">pip install opencv-contrib-python</text:span></text:p>
      <text:p text:style-name="P4"><text:span text:style-name="Source_20_Text">pip install --upgrade tensorflow</text:span></text:p>
      <text:p text:style-name="P10"><text:span text:style-name="Source_20_Text"><text:span text:style-name="T3">sudo apt install mysql-server</text:span></text:span></text:p>
      <text:p text:style-name="P10"><text:span text:style-name="Source_20_Text"><text:span text:style-name="T4">sudo apt install apache2</text:span></text:span></text:p>
      <text:p text:style-name="P10"><text:span text:style-name="Source_20_Text"><text:span text:style-name="T4">sudo apt install curl </text:span></text:span></text:p>
      <text:p text:style-name="P10"><text:span text:style-name="Source_20_Text">sudo apt install php libapache2-mod-php php-mysql</text:span></text:p>
      <text:p text:style-name="P9"><text:span text:style-name="Source_20_Text">sudo mysql_secure_installation</text:span></text:p>
      <text:p text:style-name="P3"><text:span text:style-name="Source_20_Text"><text:span text:style-name="T1">git clone </text:span></text:span><text:a xlink:type="simple" xlink:href="https://github.com/thtrieu/darkflow" text:style-name="Internet_20_link" text:visited-style-name="Visited_20_Internet_20_Link"><text:span text:style-name="Source_20_Text"><text:span text:style-name="T1">https://github.com/thtrieu/darkflow</text:span></text:span></text:a></text:p>
      <text:p text:style-name="P3"><text:span text:style-name="Source_20_Text"><text:span text:style-name="T1">mkdir bin</text:span></text:span></text:p>
      <text:p text:style-name="P5"><text:span text:style-name="Source_20_Text">pip install Cython</text:span></text:p>
      <text:p text:style-name="P5"><text:span text:style-name="Source_20_Text">python3 setup.py build_ext –inplace</text:span></text:p>
      <text:p text:style-name="P6"><text:span text:style-name="Source_20_Text"><text:span text:style-name="T2">cd bin</text:span></text:span></text:p>
      <text:p text:style-name="P6"><text:span text:style-name="Source_20_Text"><text:span text:style-name="T2">wget </text:span></text:span><text:a xlink:type="simple" xlink:href="https://pjreddie.com/media/files/yolov2.weights" text:style-name="Internet_20_link" text:visited-style-name="Visited_20_Internet_20_Link"><text:span text:style-name="Source_20_Text"><text:span text:style-name="T2">https://pjreddie.com/media/files/yolov2.weights</text:span></text:span></text:a></text:p>
      <text:p text:style-name="P6"><text:span text:style-name="Source_20_Text"><text:span text:style-name="T2">cd ..</text:span></text:span></text:p>
      <text:p text:style-name="P6"><text:span text:style-name="Source_20_Text">flow --model cfg/yolo.cfg --load bin/yolo</text:span><text:span text:style-name="Source_20_Text"><text:span text:style-name="T2">v2</text:span></text:span><text:span text:style-name="Source_20_Text">.weights --demo videofile.avi</text:span></text:p>
      <text:p text:style-name="P6"><text:span text:style-name="Source_20_Text"/></text:p>
      <text:p text:style-name="P3"><text:span text:style-name="Source_20_Text"/></text:p>
      <text:p text:style-name="P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1:16:49.707285425</meta:creation-date>
    <dc:date>2018-11-26T14:55:39.334014912</dc:date>
    <meta:editing-duration>PT17M4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30" meta:word-count="116" meta:character-count="897" meta:non-whitespace-character-count="813"/>
  </office:meta>
</office:document-meta>
</file>